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fr" fo:country="FR"/>
    </style:style>
    <style:style style:name="P5" style:parent-style-name="Standard" style:family="paragraph">
      <style:text-properties fo:language="fr" fo:country="FR"/>
    </style:style>
    <style:style style:name="P6" style:parent-style-name="Standard" style:family="paragraph">
      <style:text-properties fo:language="fr" fo:country="FR"/>
    </style:style>
    <style:style style:name="P7" style:parent-style-name="Standard" style:family="paragraph">
      <style:text-properties fo:language="fr" fo:country="FR"/>
    </style:style>
    <style:style style:name="P8" style:parent-style-name="Standard" style:family="paragraph">
      <style:text-properties fo:language="fr" fo:country="FR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style:font-name="Times New Roman" style:font-name-complex="Times New Roman" fo:color="#000000" fo:font-size="10pt" style:font-size-asian="10pt" style:font-size-complex="10pt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T17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Câu 2:</text:p>
      <text:p text:style-name="P2">Hướng tiếp cận : Các log đều được để ở 1 thư mục nhất định, mỗi services sẽ có 1 log location khác nhau ví dụ như :</text:p>
      <text:p text:style-name="Standard"><text:span text:style-name="T3"><text:tab/></text:span><text:span text:style-name="T4">-Nova : /var/log/nova</text:span></text:p>
      <text:p text:style-name="P5"><text:tab/>-Glance : /var/log/glance</text:p>
      <text:p text:style-name="P6"><text:tab/>-Cinder : /var/log/cinder</text:p>
      <text:p text:style-name="P7"><text:tab/>-keystone : /var/log/keystone</text:p>
      <text:p text:style-name="P8"><text:tab/>- ….</text:p>
      <text:p text:style-name="Standard"><text:span text:style-name="T9">Mỗi log đều có 1 mức độ nghiêm trọng của lỗi :<text:s/></text:span><text:span text:style-name="T10">DEBUG, INFO, AUDIT, WARNING, ERROR, CRITICAL, and TRACE</text:span></text:p>
      <text:p text:style-name="P11">Để vô hiệu hóa mức độ của log , vd ở debug:</text:p>
      <text:p text:style-name="P12"><text:tab/>Debug = false</text:p>
      <text:p text:style-name="P13">Nhưng ở keystone thì khác 1 chút: chúng ta phải vào<text:s/>logger_root và handler_file<text:s/>trong <text:s/>/etc/keystone/logging.conf<text:s/></text:p>
      <text:p text:style-name="P14"/>
      <text:p text:style-name="P15">Log ở horizon thì được cấu hình ở<text:s/>/etc/openstack_dashboard/local_settings.py. Bởi vì horiron là 1 ứng dụng web được biết bằng Django nên nó tuân theo quy <text:s/>tắc của Django</text:p>
      <text:p text:style-name="P16"/>
      <text:p text:style-name="Standard"><text:span text:style-name="T17">Để xác định được nguồn gốc của 1 lỗi, ta thường quan tâm đến dấu hiệu thông báo lỗi ở cuối dòng các log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vi" fo:country="VN" style:language-asian="vi" style:country-asian="VN" style:language-complex="ar" style:country-complex="SA" fo:hyphenate="tru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o Van Hoang</meta:initial-creator>
    <dc:creator>Do Van Hoang</dc:creator>
    <meta:creation-date>2015-11-26T09:41:00Z</meta:creation-date>
    <dc:date>2015-11-26T09:41:00Z</dc:date>
    <meta:template xlink:href="Normal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18" meta:character-count="790" meta:row-count="5" meta:non-whitespace-character-count="673"/>
  </office:meta>
</office:document-meta>
</file>